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table:style-name="Default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 table:number-columns-spanned="1" table:number-rows-spanned="3">
            <text:p>Unten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200" calcext:value-type="float">
            <text:p>1200</text:p>
          </table:table-cell>
          <table:table-cell office:value-type="float" office:value="1900" calcext:value-type="float">
            <text:p>1900</text:p>
          </table:table-cell>
          <table:covered-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covered-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100" calcext:value-type="float">
            <text:p>1100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 table:number-columns-spanned="1" table:number-rows-spanned="3">
            <text:p>Mitte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covered-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300" calcext:value-type="float">
            <text:p>1300</text:p>
          </table:table-cell>
          <table:table-cell office:value-type="float" office:value="2100" calcext:value-type="float">
            <text:p>2100</text:p>
          </table:table-cell>
          <table:covered-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950" calcext:value-type="float">
            <text:p>95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 table:number-columns-spanned="1" table:number-rows-spanned="3">
            <text:p>Oben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covered-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850" calcext:value-type="float">
            <text:p>850</text:p>
          </table:table-cell>
          <table:table-cell office:value-type="float" office:value="1400" calcext:value-type="float">
            <text:p>1400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08:07:06.366202144</meta:creation-date>
    <meta:generator>LibreOffice/5.1.6.2$Linux_X86_64 LibreOffice_project/10m0$Build-2</meta:generator>
    <dc:date>2017-04-28T08:46:51.717473297</dc:date>
    <meta:editing-duration>PT29M31S</meta:editing-duration>
    <meta:editing-cycles>9</meta:editing-cycles>
    <meta:document-statistic meta:table-count="1" meta:cell-count="30" meta:object-count="0"/>
  </office:meta>
</office:document-meta>
</file>